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stroke-dash20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3cm" svg:stroke-color="#000000" draw:stroke-linejoin="miter" svg:stroke-linecap="butt" draw:fill="solid" draw:fill-color="#000000" fo:padding-top="0.016cm" fo:padding-bottom="0.016cm" fo:padding-left="0.016cm" fo:padding-right="0.016cm"/>
    </style:style>
    <style:style style:name="gr4" style:family="graphic" style:parent-style-name="standard">
      <style:graphic-properties draw:stroke="solid" svg:stroke-width="0.033cm" svg:stroke-color="#ff0000" draw:stroke-linejoin="miter" svg:stroke-linecap="butt" draw:fill="solid" draw:fill-color="#ff0000" fo:padding-top="0.016cm" fo:padding-bottom="0.016cm" fo:padding-left="0.016cm" fo:padding-right="0.016cm"/>
    </style:style>
    <style:style style:name="gr5" style:family="graphic" style:parent-style-name="standard">
      <style:graphic-properties draw:stroke="solid" svg:stroke-width="0.033cm" svg:stroke-color="#2f528f" draw:stroke-linejoin="miter" svg:stroke-linecap="butt" draw:fill="solid" draw:fill-color="#4472c4" fo:padding-top="0.016cm" fo:padding-bottom="0.016cm" fo:padding-left="0.016cm" fo:padding-right="0.01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8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4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86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9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04cm" svg:stroke-color="#7f7f7f" draw:stroke-linejoin="miter" svg:stroke-linecap="butt" draw:fill="none" fo:padding-top="0.002cm" fo:padding-bottom="0.002cm" fo:padding-left="0.002cm" fo:padding-right="0.00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21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2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63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2.0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56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91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1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376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33cm" svg:stroke-color="#2f528f" draw:stroke-linejoin="miter" svg:stroke-linecap="butt" draw:fill="solid" draw:fill-color="#3465a4" fo:padding-top="0.016cm" fo:padding-bottom="0.016cm" fo:padding-left="0.016cm" fo:padding-right="0.016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9.88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1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1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54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6.5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759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33cm" svg:stroke-color="#2f528f" draw:stroke-linejoin="miter" svg:stroke-linecap="butt" draw:fill="solid" draw:fill-color="#2f528f" fo:padding-top="0.016cm" fo:padding-bottom="0.016cm" fo:padding-left="0.016cm" fo:padding-right="0.01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0000"/>
    </style:style>
    <style:style style:name="P4" style:family="paragraph">
      <loext:graphic-properties draw:fill="solid" draw:fill-color="#4472c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3465a4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24pt" style:font-size-asian="24pt" style:font-size-complex="24pt"/>
    </style:style>
    <style:style style:name="P14" style:family="paragraph">
      <loext:graphic-properties draw:fill="solid" draw:fill-color="#2f528f"/>
    </style:style>
    <style:style style:name="T1" style:family="text">
      <style:text-properties fo:color="#000000" style:font-name="Calibri" fo:font-size="12pt" style:font-size-asian="12pt" style:font-name-complex="Calibri" style:font-size-complex="12pt"/>
    </style:style>
    <style:style style:name="T2" style:family="text">
      <style:text-properties fo:color="#00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3" style:family="text">
      <style:text-properties fo:color="#ffffff" style:font-name="Calibri" fo:font-size="14.1000003814697pt" style:font-size-asian="14.1000003814697pt" style:font-name-complex="Calibri" style:font-size-complex="14.1000003814697pt"/>
    </style:style>
    <style:style style:name="T4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5" style:family="text">
      <style:text-properties fo:color="#000000" style:font-name="Calibri" fo:font-size="10.6000003814697pt" style:font-size-asian="10.6000003814697pt" style:font-name-complex="Calibri" style:font-size-complex="10.6000003814697pt"/>
    </style:style>
    <style:style style:name="T6" style:family="text">
      <style:text-properties fo:color="#ffffff" style:font-name="Calibri" fo:font-size="18pt" style:font-size-asian="18pt" style:font-name-complex="Calibri" style:font-size-complex="18pt"/>
    </style:style>
    <style:style style:name="T7" style:family="text">
      <style:text-properties fo:color="#000000" style:font-name="Arial" fo:font-size="24pt" fo:font-weight="bold" style:font-size-asian="24pt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7.526cm" svg:y1="16.592cm" svg:x2="17.526cm" svg:y2="23.183cm">
          <text:p/>
        </draw:line>
        <draw:line draw:style-name="gr1" draw:text-style-name="P1" draw:layer="layout" svg:x1="13.057cm" svg:y1="16.672cm" svg:x2="13.04cm" svg:y2="23.142cm">
          <text:p/>
        </draw:line>
        <draw:line draw:style-name="gr2" draw:text-style-name="P1" draw:layer="layout" svg:x1="1.758cm" svg:y1="16.613cm" svg:x2="5.083cm" svg:y2="16.613cm">
          <text:p/>
        </draw:line>
        <draw:line draw:style-name="gr2" draw:text-style-name="P1" draw:layer="layout" svg:x1="5.085cm" svg:y1="16.435cm" svg:x2="5.085cm" svg:y2="16.615cm">
          <text:p/>
        </draw:line>
        <draw:line draw:style-name="gr2" draw:text-style-name="P1" draw:layer="layout" svg:x1="1.77cm" svg:y1="16.447cm" svg:x2="1.77cm" svg:y2="16.628cm">
          <text:p/>
        </draw:line>
        <draw:line draw:style-name="gr2" draw:text-style-name="P1" draw:layer="layout" svg:x1="5.072cm" svg:y1="16.613cm" svg:x2="8.398cm" svg:y2="16.613cm">
          <text:p/>
        </draw:line>
        <draw:line draw:style-name="gr2" draw:text-style-name="P1" draw:layer="layout" svg:x1="8.396cm" svg:y1="16.435cm" svg:x2="8.396cm" svg:y2="16.615cm">
          <text:p/>
        </draw:line>
        <draw:line draw:style-name="gr2" draw:text-style-name="P1" draw:layer="layout" svg:x1="5.081cm" svg:y1="16.447cm" svg:x2="5.081cm" svg:y2="16.628cm">
          <text:p/>
        </draw:line>
        <draw:line draw:style-name="gr2" draw:text-style-name="P1" draw:layer="layout" svg:x1="8.383cm" svg:y1="16.608cm" svg:x2="11.708cm" svg:y2="16.608cm">
          <text:p/>
        </draw:line>
        <draw:line draw:style-name="gr2" draw:text-style-name="P1" draw:layer="layout" svg:x1="11.71cm" svg:y1="16.426cm" svg:x2="11.71cm" svg:y2="16.607cm">
          <text:p/>
        </draw:line>
        <draw:line draw:style-name="gr2" draw:text-style-name="P1" draw:layer="layout" svg:x1="8.396cm" svg:y1="16.439cm" svg:x2="8.396cm" svg:y2="16.62cm">
          <text:p/>
        </draw:line>
        <draw:line draw:style-name="gr2" draw:text-style-name="P1" draw:layer="layout" svg:x1="11.698cm" svg:y1="16.608cm" svg:x2="15.023cm" svg:y2="16.608cm">
          <text:p/>
        </draw:line>
        <draw:line draw:style-name="gr2" draw:text-style-name="P1" draw:layer="layout" svg:x1="15.025cm" svg:y1="16.426cm" svg:x2="15.025cm" svg:y2="16.607cm">
          <text:p/>
        </draw:line>
        <draw:line draw:style-name="gr2" draw:text-style-name="P1" draw:layer="layout" svg:x1="11.71cm" svg:y1="16.439cm" svg:x2="11.71cm" svg:y2="16.62cm">
          <text:p/>
        </draw:line>
        <draw:line draw:style-name="gr2" draw:text-style-name="P1" draw:layer="layout" svg:x1="15.008cm" svg:y1="16.604cm" svg:x2="18.333cm" svg:y2="16.604cm">
          <text:p/>
        </draw:line>
        <draw:line draw:style-name="gr2" draw:text-style-name="P1" draw:layer="layout" svg:x1="18.335cm" svg:y1="16.422cm" svg:x2="18.335cm" svg:y2="16.603cm">
          <text:p/>
        </draw:line>
        <draw:line draw:style-name="gr2" draw:text-style-name="P1" draw:layer="layout" svg:x1="15.021cm" svg:y1="16.435cm" svg:x2="15.021cm" svg:y2="16.615cm">
          <text:p/>
        </draw:line>
        <draw:line draw:style-name="gr2" draw:text-style-name="P1" draw:layer="layout" svg:x1="18.323cm" svg:y1="16.604cm" svg:x2="21.648cm" svg:y2="16.604cm">
          <text:p/>
        </draw:line>
        <draw:line draw:style-name="gr2" draw:text-style-name="P1" draw:layer="layout" svg:x1="21.646cm" svg:y1="16.422cm" svg:x2="21.646cm" svg:y2="16.603cm">
          <text:p/>
        </draw:line>
        <draw:line draw:style-name="gr2" draw:text-style-name="P1" draw:layer="layout" svg:x1="18.331cm" svg:y1="16.435cm" svg:x2="18.331cm" svg:y2="16.615cm">
          <text:p/>
        </draw:line>
        <draw:line draw:style-name="gr2" draw:text-style-name="P1" draw:layer="layout" svg:x1="21.637cm" svg:y1="16.6cm" svg:x2="24.963cm" svg:y2="16.6cm">
          <text:p/>
        </draw:line>
        <draw:line draw:style-name="gr2" draw:text-style-name="P1" draw:layer="layout" svg:x1="24.961cm" svg:y1="16.418cm" svg:x2="24.961cm" svg:y2="16.598cm">
          <text:p/>
        </draw:line>
        <draw:line draw:style-name="gr2" draw:text-style-name="P1" draw:layer="layout" svg:x1="21.646cm" svg:y1="16.43cm" svg:x2="21.646cm" svg:y2="16.611cm">
          <text:p/>
        </draw:line>
        <draw:line draw:style-name="gr2" draw:text-style-name="P1" draw:layer="layout" svg:x1="24.948cm" svg:y1="16.6cm" svg:x2="28.273cm" svg:y2="16.6cm">
          <text:p/>
        </draw:line>
        <draw:line draw:style-name="gr2" draw:text-style-name="P1" draw:layer="layout" svg:x1="28.275cm" svg:y1="16.418cm" svg:x2="28.275cm" svg:y2="16.598cm">
          <text:p/>
        </draw:line>
        <draw:line draw:style-name="gr2" draw:text-style-name="P1" draw:layer="layout" svg:x1="24.961cm" svg:y1="16.43cm" svg:x2="24.961cm" svg:y2="16.611cm">
          <text:p/>
        </draw:line>
        <draw:polygon draw:style-name="gr3" draw:text-style-name="P2" draw:layer="layout" svg:width="9.28cm" svg:height="0.348cm" svg:x="18.619cm" svg:y="16.883cm" svg:viewBox="0 0 9281 349" draw:points="0,349 9281,349 9281,0 0,0">
          <text:p/>
        </draw:polygon>
        <draw:polygon draw:style-name="gr4" draw:text-style-name="P3" draw:layer="layout" svg:width="0.296cm" svg:height="0.702cm" svg:x="12.902cm" svg:y="18.535cm" svg:viewBox="0 0 297 703" draw:points="0,0 149,703 297,0">
          <text:p/>
        </draw:polygon>
        <draw:polygon draw:style-name="gr5" draw:text-style-name="P4" draw:layer="layout" svg:width="0.213cm" svg:height="0.19cm" svg:x="16.054cm" svg:y="19.068cm" svg:viewBox="0 0 214 191" draw:points="0,0 107,191 214,0">
          <text:p/>
        </draw:polygon>
        <draw:polygon draw:style-name="gr5" draw:text-style-name="P4" draw:layer="layout" svg:width="0.297cm" svg:height="0.075cm" svg:x="17.38cm" svg:y="19.183cm" svg:viewBox="0 0 298 76" draw:points="0,0 148,76 298,0">
          <text:p/>
        </draw:polygon>
        <draw:frame draw:style-name="gr6" draw:text-style-name="P6" draw:layer="layout" svg:width="0.946cm" svg:height="0.488cm" svg:x="11.817cm" svg:y="18.825cm">
          <draw:text-box>
            <text:p text:style-name="P5"><text:span text:style-name="T1">45%</text:span></text:p>
          </draw:text-box>
        </draw:frame>
        <draw:frame draw:style-name="gr7" draw:text-style-name="P6" draw:layer="layout" svg:width="1.082cm" svg:height="0.488cm" svg:x="16.383cm" svg:y="18.847cm">
          <draw:text-box>
            <text:p text:style-name="P5"><text:span text:style-name="T1">10% </text:span></text:p>
          </draw:text-box>
        </draw:frame>
        <draw:polygon draw:style-name="gr5" draw:text-style-name="P4" draw:layer="layout" svg:width="0.296cm" svg:height="0.643cm" svg:x="17.381cm" svg:y="20.44cm" svg:viewBox="0 0 297 644" draw:points="0,0 148,644 297,0">
          <text:p/>
        </draw:polygon>
        <draw:polygon draw:style-name="gr4" draw:text-style-name="P3" draw:layer="layout" svg:width="0.296cm" svg:height="0.855cm" svg:x="12.894cm" svg:y="20.287cm" svg:viewBox="0 0 297 856" draw:points="0,0 149,856 297,0">
          <text:p/>
        </draw:polygon>
        <draw:frame draw:style-name="gr8" draw:text-style-name="P6" draw:layer="layout" svg:width="2.03cm" svg:height="0.488cm" svg:x="17.894cm" svg:y="18.854cm">
          <draw:text-box>
            <text:p text:style-name="P5"><text:span text:style-name="T1">2% <text:s text:c="7"/></text:span></text:p>
          </draw:text-box>
        </draw:frame>
        <draw:frame draw:style-name="gr6" draw:text-style-name="P6" draw:layer="layout" svg:width="0.946cm" svg:height="0.488cm" svg:x="17.83cm" svg:y="20.729cm">
          <draw:text-box>
            <text:p text:style-name="P5"><text:span text:style-name="T1">44%</text:span></text:p>
          </draw:text-box>
        </draw:frame>
        <draw:frame draw:style-name="gr6" draw:text-style-name="P6" draw:layer="layout" svg:width="0.946cm" svg:height="0.488cm" svg:x="11.772cm" svg:y="20.692cm">
          <draw:text-box>
            <text:p text:style-name="P5"><text:span text:style-name="T1">56%</text:span></text:p>
          </draw:text-box>
        </draw:frame>
        <draw:polygon draw:style-name="gr4" draw:text-style-name="P3" draw:layer="layout" svg:width="0.296cm" svg:height="0.74cm" svg:x="12.886cm" svg:y="22.345cm" svg:viewBox="0 0 297 741" draw:points="0,0 148,741 297,0">
          <text:p/>
        </draw:polygon>
        <draw:frame draw:style-name="gr6" draw:text-style-name="P6" draw:layer="layout" svg:width="0.946cm" svg:height="0.488cm" svg:x="11.772cm" svg:y="22.695cm">
          <draw:text-box>
            <text:p text:style-name="P5"><text:span text:style-name="T1">59%</text:span></text:p>
          </draw:text-box>
        </draw:frame>
        <draw:frame draw:style-name="gr9" draw:text-style-name="P6" draw:layer="layout" svg:width="5.433cm" svg:height="0.488cm" svg:x="20.908cm" svg:y="17.301cm">
          <draw:text-box>
            <text:p text:style-name="P5"><text:span text:style-name="T1">TcCLB.506579.50 </text:span></text:p>
          </draw:text-box>
        </draw:frame>
        <draw:frame draw:style-name="gr10" draw:text-style-name="P6" draw:layer="layout" svg:width="6.868cm" svg:height="0.488cm" svg:x="20.909cm" svg:y="17.809cm">
          <draw:text-box>
            <text:p text:style-name="P5"><text:span text:style-name="T1">hypothetical protein, conserved </text:span></text:p>
          </draw:text-box>
        </draw:frame>
        <draw:frame draw:style-name="gr11" draw:text-style-name="P6" draw:layer="layout" svg:width="1.899cm" svg:height="0.488cm" svg:x="11.397cm" svg:y="15.647cm">
          <draw:text-box>
            <text:p text:style-name="P5"><text:span text:style-name="T1">298,400 </text:span></text:p>
          </draw:text-box>
        </draw:frame>
        <draw:frame draw:style-name="gr11" draw:text-style-name="P6" draw:layer="layout" svg:width="1.899cm" svg:height="0.488cm" svg:x="17.846cm" svg:y="15.553cm">
          <draw:text-box>
            <text:p text:style-name="P5"><text:span text:style-name="T1">298,500 </text:span></text:p>
          </draw:text-box>
        </draw:frame>
        <draw:frame draw:style-name="gr11" draw:text-style-name="P6" draw:layer="layout" svg:width="1.899cm" svg:height="0.488cm" svg:x="24.463cm" svg:y="15.603cm">
          <draw:text-box>
            <text:p text:style-name="P5"><text:span text:style-name="T1">298,600 </text:span></text:p>
          </draw:text-box>
        </draw:frame>
        <draw:line draw:style-name="gr1" draw:text-style-name="P1" draw:layer="layout" svg:x1="16.172cm" svg:y1="16.642cm" svg:x2="16.154cm" svg:y2="23.107cm">
          <text:p/>
        </draw:line>
        <draw:line draw:style-name="gr12" draw:text-style-name="P1" draw:layer="layout" svg:x1="3.333cm" svg:y1="19.311cm" svg:x2="28.276cm" svg:y2="19.311cm">
          <text:p/>
        </draw:line>
        <draw:line draw:style-name="gr12" draw:text-style-name="P1" draw:layer="layout" svg:x1="3.244cm" svg:y1="21.149cm" svg:x2="28.207cm" svg:y2="21.149cm">
          <text:p/>
        </draw:line>
        <draw:line draw:style-name="gr12" draw:text-style-name="P1" draw:layer="layout" svg:x1="3.244cm" svg:y1="23.147cm" svg:x2="28.276cm" svg:y2="23.147cm">
          <text:p/>
        </draw:line>
        <draw:frame draw:style-name="gr11" draw:text-style-name="P6" draw:layer="layout" svg:width="1.899cm" svg:height="0.488cm" svg:x="4.584cm" svg:y="15.603cm">
          <draw:text-box>
            <text:p text:style-name="P5"><text:span text:style-name="T1">298,300 </text:span></text:p>
          </draw:text-box>
        </draw:frame>
        <draw:frame draw:style-name="gr13" draw:text-style-name="P7" draw:layer="layout" svg:width="2.212cm" svg:height="0.822cm" svg:x="1.589cm" svg:y="18.798cm">
          <draw:text-box>
            <text:p text:style-name="P5"><text:span text:style-name="T2">Trypo</text:span></text:p>
          </draw:text-box>
        </draw:frame>
        <draw:frame draw:style-name="gr14" draw:text-style-name="P7" draw:layer="layout" svg:width="1.234cm" svg:height="0.822cm" svg:x="1.725cm" svg:y="20.662cm">
          <draw:text-box>
            <text:p text:style-name="P5"><text:span text:style-name="T2">Epi</text:span></text:p>
          </draw:text-box>
        </draw:frame>
        <draw:frame draw:style-name="gr15" draw:text-style-name="P7" draw:layer="layout" svg:width="1.763cm" svg:height="0.822cm" svg:x="1.788cm" svg:y="22.662cm">
          <draw:text-box>
            <text:p text:style-name="P5"><text:span text:style-name="T2">Ama</text:span></text:p>
          </draw:text-box>
        </draw:frame>
        <draw:line draw:style-name="gr16" draw:text-style-name="P1" draw:layer="layout" svg:x1="28.168cm" svg:y1="16.674cm" svg:x2="27.905cm" svg:y2="17.464cm">
          <text:p/>
        </draw:line>
        <draw:line draw:style-name="gr16" draw:text-style-name="P1" draw:layer="layout" svg:x1="28.046cm" svg:y1="16.665cm" svg:x2="27.782cm" svg:y2="17.455cm">
          <text:p/>
        </draw:line>
        <draw:line draw:style-name="gr1" draw:text-style-name="P1" draw:layer="layout" svg:x1="17.016cm" svg:y1="27.066cm" svg:x2="17.042cm" svg:y2="31.465cm">
          <text:p/>
        </draw:line>
        <draw:line draw:style-name="gr1" draw:text-style-name="P1" draw:layer="layout" svg:x1="17.279cm" svg:y1="27.07cm" svg:x2="17.305cm" svg:y2="31.469cm">
          <text:p/>
        </draw:line>
        <draw:line draw:style-name="gr1" draw:text-style-name="P1" draw:layer="layout" svg:x1="16.597cm" svg:y1="27.062cm" svg:x2="16.649cm" svg:y2="33.661cm">
          <text:p/>
        </draw:line>
        <draw:line draw:style-name="gr1" draw:text-style-name="P1" draw:layer="layout" svg:x1="16.762cm" svg:y1="27.062cm" svg:x2="16.802cm" svg:y2="33.584cm">
          <text:p/>
        </draw:line>
        <draw:line draw:style-name="gr1" draw:text-style-name="P1" draw:layer="layout" svg:x1="5.01cm" svg:y1="27.019cm" svg:x2="5.01cm" svg:y2="33.592cm">
          <text:p/>
        </draw:line>
        <draw:line draw:style-name="gr12" draw:text-style-name="P1" draw:layer="layout" svg:x1="3.244cm" svg:y1="29.803cm" svg:x2="29.853cm" svg:y2="29.803cm">
          <text:p/>
        </draw:line>
        <draw:line draw:style-name="gr12" draw:text-style-name="P1" draw:layer="layout" svg:x1="3.244cm" svg:y1="31.64cm" svg:x2="29.776cm" svg:y2="31.64cm">
          <text:p/>
        </draw:line>
        <draw:line draw:style-name="gr12" draw:text-style-name="P1" draw:layer="layout" svg:x1="3.244cm" svg:y1="33.638cm" svg:x2="29.853cm" svg:y2="33.638cm">
          <text:p/>
        </draw:line>
        <draw:frame draw:style-name="gr17" draw:text-style-name="P8" draw:layer="layout" svg:width="12.067cm" svg:height="0.573cm" svg:x="19.172cm" svg:y="16.752cm">
          <draw:text-box>
            <text:p text:style-name="P5"><text:span text:style-name="T3">&gt; <text:s/>&gt; <text:s/>&gt; <text:s/>&gt; <text:s/>&gt; <text:s/>&gt; &gt; <text:s/>&gt; <text:s/>&gt; <text:s/>&gt; <text:s/>&gt; <text:s/>&gt; <text:s/>&gt;</text:span></text:p>
          </draw:text-box>
        </draw:frame>
        <draw:frame draw:style-name="gr13" draw:text-style-name="P7" draw:layer="layout" svg:width="2.212cm" svg:height="0.822cm" svg:x="1.452cm" svg:y="29.311cm">
          <draw:text-box>
            <text:p text:style-name="P5"><text:span text:style-name="T2">Trypo</text:span></text:p>
          </draw:text-box>
        </draw:frame>
        <draw:frame draw:style-name="gr14" draw:text-style-name="P7" draw:layer="layout" svg:width="1.234cm" svg:height="0.822cm" svg:x="1.577cm" svg:y="31.139cm">
          <draw:text-box>
            <text:p text:style-name="P5"><text:span text:style-name="T2">Epi</text:span></text:p>
          </draw:text-box>
        </draw:frame>
        <draw:polygon draw:style-name="gr3" draw:text-style-name="P2" draw:layer="layout" svg:width="7.759cm" svg:height="0.347cm" svg:x="22.016cm" svg:y="27.354cm" svg:viewBox="0 0 7760 348" draw:points="0,348 7760,348 7760,0 0,0">
          <text:p/>
        </draw:polygon>
        <draw:frame draw:style-name="gr15" draw:text-style-name="P7" draw:layer="layout" svg:width="1.763cm" svg:height="0.822cm" svg:x="1.578cm" svg:y="33.107cm">
          <draw:text-box>
            <text:p text:style-name="P5"><text:span text:style-name="T2">Ama</text:span></text:p>
          </draw:text-box>
        </draw:frame>
        <draw:frame draw:style-name="gr18" draw:text-style-name="P6" draw:layer="layout" svg:width="5.569cm" svg:height="0.488cm" svg:x="22.78cm" svg:y="27.773cm">
          <draw:text-box>
            <text:p text:style-name="P5"><text:span text:style-name="T1">TcCLB.511545.130</text:span></text:p>
          </draw:text-box>
        </draw:frame>
        <draw:polygon draw:style-name="gr5" draw:text-style-name="P4" draw:layer="layout" svg:width="0.297cm" svg:height="0.555cm" svg:x="4.845cm" svg:y="29.127cm" svg:viewBox="0 0 298 556" draw:points="0,0 149,556 298,0">
          <text:p/>
        </draw:polygon>
        <draw:polygon draw:style-name="gr4" draw:text-style-name="P3" draw:layer="layout" svg:width="0.297cm" svg:height="0.695cm" svg:x="16.478cm" svg:y="30.841cm" svg:viewBox="0 0 298 696" draw:points="0,0 149,696 298,0">
          <text:p/>
        </draw:polygon>
        <draw:polygon draw:style-name="gr4" draw:text-style-name="P3" draw:layer="layout" svg:width="0.297cm" svg:height="0.81cm" svg:x="4.845cm" svg:y="32.784cm" svg:viewBox="0 0 298 811" draw:points="0,0 149,811 298,0">
          <text:p/>
        </draw:polygon>
        <draw:polygon draw:style-name="gr5" draw:text-style-name="P4" draw:layer="layout" svg:width="0.297cm" svg:height="0.496cm" svg:x="4.845cm" svg:y="31.108cm" svg:viewBox="0 0 298 497" draw:points="0,0 149,497 298,0">
          <text:p/>
        </draw:polygon>
        <draw:polygon draw:style-name="gr5" draw:text-style-name="P4" draw:layer="layout" svg:width="0.296cm" svg:height="0.242cm" svg:x="16.649cm" svg:y="31.336cm" svg:viewBox="0 0 297 243" draw:points="0,0 149,243 297,0">
          <text:p/>
        </draw:polygon>
        <draw:polygon draw:style-name="gr5" draw:text-style-name="P4" draw:layer="layout" svg:width="0.296cm" svg:height="0.225cm" svg:x="17.19cm" svg:y="31.375cm" svg:viewBox="0 0 297 226" draw:points="0,0 149,226 297,0">
          <text:p/>
        </draw:polygon>
        <draw:polygon draw:style-name="gr5" draw:text-style-name="P4" draw:layer="layout" svg:width="0.297cm" svg:height="0.216cm" svg:x="16.931cm" svg:y="31.375cm" svg:viewBox="0 0 298 217" draw:points="0,0 150,217 298,0">
          <text:p/>
        </draw:polygon>
        <draw:line draw:style-name="gr2" draw:text-style-name="P1" draw:layer="layout" svg:x1="1.679cm" svg:y1="27.015cm" svg:x2="5.716cm" svg:y2="27.015cm">
          <text:p/>
        </draw:line>
        <draw:line draw:style-name="gr2" draw:text-style-name="P1" draw:layer="layout" svg:x1="5.717cm" svg:y1="26.833cm" svg:x2="5.717cm" svg:y2="27.014cm">
          <text:p/>
        </draw:line>
        <draw:line draw:style-name="gr2" draw:text-style-name="P1" draw:layer="layout" svg:x1="1.691cm" svg:y1="26.846cm" svg:x2="1.691cm" svg:y2="27.027cm">
          <text:p/>
        </draw:line>
        <draw:line draw:style-name="gr2" draw:text-style-name="P1" draw:layer="layout" svg:x1="5.7cm" svg:y1="27.015cm" svg:x2="9.738cm" svg:y2="27.015cm">
          <text:p/>
        </draw:line>
        <draw:line draw:style-name="gr2" draw:text-style-name="P1" draw:layer="layout" svg:x1="9.739cm" svg:y1="26.833cm" svg:x2="9.739cm" svg:y2="27.014cm">
          <text:p/>
        </draw:line>
        <draw:line draw:style-name="gr2" draw:text-style-name="P1" draw:layer="layout" svg:x1="5.713cm" svg:y1="26.846cm" svg:x2="5.713cm" svg:y2="27.027cm">
          <text:p/>
        </draw:line>
        <draw:line draw:style-name="gr2" draw:text-style-name="P1" draw:layer="layout" svg:x1="9.722cm" svg:y1="27.007cm" svg:x2="13.759cm" svg:y2="27.007cm">
          <text:p/>
        </draw:line>
        <draw:line draw:style-name="gr2" draw:text-style-name="P1" draw:layer="layout" svg:x1="13.761cm" svg:y1="26.829cm" svg:x2="13.761cm" svg:y2="27.01cm">
          <text:p/>
        </draw:line>
        <draw:line draw:style-name="gr2" draw:text-style-name="P1" draw:layer="layout" svg:x1="9.735cm" svg:y1="26.842cm" svg:x2="9.735cm" svg:y2="27.022cm">
          <text:p/>
        </draw:line>
        <draw:line draw:style-name="gr2" draw:text-style-name="P1" draw:layer="layout" svg:x1="13.748cm" svg:y1="27.007cm" svg:x2="17.785cm" svg:y2="27.007cm">
          <text:p/>
        </draw:line>
        <draw:line draw:style-name="gr2" draw:text-style-name="P1" draw:layer="layout" svg:x1="17.782cm" svg:y1="26.829cm" svg:x2="17.782cm" svg:y2="27.01cm">
          <text:p/>
        </draw:line>
        <draw:line draw:style-name="gr2" draw:text-style-name="P1" draw:layer="layout" svg:x1="13.761cm" svg:y1="26.842cm" svg:x2="13.761cm" svg:y2="27.022cm">
          <text:p/>
        </draw:line>
        <draw:line draw:style-name="gr2" draw:text-style-name="P1" draw:layer="layout" svg:x1="17.765cm" svg:y1="27.003cm" svg:x2="21.803cm" svg:y2="27.003cm">
          <text:p/>
        </draw:line>
        <draw:line draw:style-name="gr2" draw:text-style-name="P1" draw:layer="layout" svg:x1="21.804cm" svg:y1="26.825cm" svg:x2="21.804cm" svg:y2="27.005cm">
          <text:p/>
        </draw:line>
        <draw:line draw:style-name="gr2" draw:text-style-name="P1" draw:layer="layout" svg:x1="17.778cm" svg:y1="26.833cm" svg:x2="17.778cm" svg:y2="27.014cm">
          <text:p/>
        </draw:line>
        <draw:line draw:style-name="gr2" draw:text-style-name="P1" draw:layer="layout" svg:x1="21.787cm" svg:y1="27.003cm" svg:x2="25.824cm" svg:y2="27.003cm">
          <text:p/>
        </draw:line>
        <draw:line draw:style-name="gr2" draw:text-style-name="P1" draw:layer="layout" svg:x1="25.826cm" svg:y1="26.825cm" svg:x2="25.826cm" svg:y2="27.005cm">
          <text:p/>
        </draw:line>
        <draw:line draw:style-name="gr2" draw:text-style-name="P1" draw:layer="layout" svg:x1="21.8cm" svg:y1="26.833cm" svg:x2="21.8cm" svg:y2="27.014cm">
          <text:p/>
        </draw:line>
        <draw:line draw:style-name="gr2" draw:text-style-name="P1" draw:layer="layout" svg:x1="25.813cm" svg:y1="26.998cm" svg:x2="29.85cm" svg:y2="26.998cm">
          <text:p/>
        </draw:line>
        <draw:line draw:style-name="gr2" draw:text-style-name="P1" draw:layer="layout" svg:x1="29.847cm" svg:y1="26.816cm" svg:x2="29.847cm" svg:y2="26.997cm">
          <text:p/>
        </draw:line>
        <draw:line draw:style-name="gr2" draw:text-style-name="P1" draw:layer="layout" svg:x1="25.826cm" svg:y1="26.829cm" svg:x2="25.826cm" svg:y2="27.01cm">
          <text:p/>
        </draw:line>
        <draw:frame draw:style-name="gr19" draw:text-style-name="P6" draw:layer="layout" svg:width="6.919cm" svg:height="0.488cm" svg:x="22.78cm" svg:y="28.28cm">
          <draw:text-box>
            <text:p text:style-name="P5"><text:span text:style-name="T1">Hypothetical protein, conserved </text:span></text:p>
          </draw:text-box>
        </draw:frame>
        <draw:frame draw:style-name="gr11" draw:text-style-name="P6" draw:layer="layout" svg:width="1.899cm" svg:height="0.488cm" svg:x="13.02cm" svg:y="26.086cm">
          <draw:text-box>
            <text:p text:style-name="P5"><text:span text:style-name="T1">514,500 </text:span></text:p>
          </draw:text-box>
        </draw:frame>
        <draw:frame draw:style-name="gr11" draw:text-style-name="P6" draw:layer="layout" svg:width="1.899cm" svg:height="0.488cm" svg:x="21.186cm" svg:y="26.038cm">
          <draw:text-box>
            <text:p text:style-name="P5"><text:span text:style-name="T1">514,600 </text:span></text:p>
          </draw:text-box>
        </draw:frame>
        <draw:frame draw:style-name="gr11" draw:text-style-name="P6" draw:layer="layout" svg:width="1.899cm" svg:height="0.488cm" svg:x="29.183cm" svg:y="26.016cm">
          <draw:text-box>
            <text:p text:style-name="P5"><text:span text:style-name="T1">514,700 </text:span></text:p>
          </draw:text-box>
        </draw:frame>
        <draw:frame draw:style-name="gr11" draw:text-style-name="P6" draw:layer="layout" svg:width="1.899cm" svg:height="0.488cm" svg:x="4.994cm" svg:y="26.038cm">
          <draw:text-box>
            <text:p text:style-name="P5"><text:span text:style-name="T1">514,400 </text:span></text:p>
          </draw:text-box>
        </draw:frame>
        <draw:frame draw:style-name="gr20" draw:text-style-name="P6" draw:layer="layout" svg:width="1.217cm" svg:height="0.488cm" svg:x="5.248cm" svg:y="33.154cm">
          <draw:text-box>
            <text:p text:style-name="P5"><text:span text:style-name="T1">64%</text:span></text:p>
          </draw:text-box>
        </draw:frame>
        <draw:frame draw:style-name="gr20" draw:text-style-name="P6" draw:layer="layout" svg:width="1.217cm" svg:height="0.488cm" svg:x="5.235cm" svg:y="29.234cm">
          <draw:text-box>
            <text:p text:style-name="P5"><text:span text:style-name="T1">38%</text:span></text:p>
          </draw:text-box>
        </draw:frame>
        <draw:frame draw:style-name="gr6" draw:text-style-name="P6" draw:layer="layout" svg:width="0.946cm" svg:height="0.488cm" svg:x="15.556cm" svg:y="31.12cm">
          <draw:text-box>
            <text:p text:style-name="P5"><text:span text:style-name="T1">38%</text:span></text:p>
          </draw:text-box>
        </draw:frame>
        <draw:frame draw:style-name="gr6" draw:text-style-name="P6" draw:layer="layout" svg:width="0.946cm" svg:height="0.488cm" svg:x="5.275cm" svg:y="31.163cm">
          <draw:text-box>
            <text:p text:style-name="P5"><text:span text:style-name="T1">32%</text:span></text:p>
          </draw:text-box>
        </draw:frame>
        <draw:line draw:style-name="gr2" draw:text-style-name="P1" draw:layer="layout" svg:x1="16.788cm" svg:y1="31.689cm" svg:x2="16.23cm" svg:y2="32.06cm">
          <text:p/>
        </draw:line>
        <draw:line draw:style-name="gr2" draw:text-style-name="P1" draw:layer="layout" svg:x1="17.08cm" svg:y1="31.638cm" svg:x2="17.228cm" svg:y2="31.909cm">
          <text:p/>
        </draw:line>
        <draw:line draw:style-name="gr2" draw:text-style-name="P1" draw:layer="layout" svg:x1="17.418cm" svg:y1="31.625cm" svg:x2="18.056cm" svg:y2="31.9cm">
          <text:p/>
        </draw:line>
        <draw:line draw:style-name="gr16" draw:text-style-name="P1" draw:layer="layout" svg:x1="30.028cm" svg:y1="27.17cm" svg:x2="29.765cm" svg:y2="27.96cm">
          <text:p/>
        </draw:line>
        <draw:line draw:style-name="gr16" draw:text-style-name="P1" draw:layer="layout" svg:x1="29.905cm" svg:y1="27.166cm" svg:x2="29.642cm" svg:y2="27.955cm">
          <text:p/>
        </draw:line>
        <draw:frame draw:style-name="gr21" draw:text-style-name="P9" draw:layer="layout" svg:width="3.376cm" svg:height="0.488cm" svg:x="15.316cm" svg:y="31.832cm">
          <draw:text-box>
            <text:p text:style-name="P5"><text:span text:style-name="T1">12% <text:s text:c="6"/>9% 9%</text:span></text:p>
          </draw:text-box>
        </draw:frame>
        <draw:line draw:style-name="gr1" draw:text-style-name="P1" draw:layer="layout" svg:x1="19.939cm" svg:y1="5.972cm" svg:x2="19.939cm" svg:y2="12.325cm">
          <text:p/>
        </draw:line>
        <draw:line draw:style-name="gr2" draw:text-style-name="P1" draw:layer="layout" svg:x1="1.864cm" svg:y1="6.083cm" svg:x2="9.273cm" svg:y2="6.083cm">
          <text:p/>
        </draw:line>
        <draw:line draw:style-name="gr2" draw:text-style-name="P1" draw:layer="layout" svg:x1="9.272cm" svg:y1="5.761cm" svg:x2="9.272cm" svg:y2="6.086cm">
          <text:p/>
        </draw:line>
        <draw:line draw:style-name="gr2" draw:text-style-name="P1" draw:layer="layout" svg:x1="1.889cm" svg:y1="5.782cm" svg:x2="1.889cm" svg:y2="6.108cm">
          <text:p/>
        </draw:line>
        <draw:line draw:style-name="gr2" draw:text-style-name="P1" draw:layer="layout" svg:x1="9.247cm" svg:y1="6.083cm" svg:x2="16.656cm" svg:y2="6.083cm">
          <text:p/>
        </draw:line>
        <draw:line draw:style-name="gr2" draw:text-style-name="P1" draw:layer="layout" svg:x1="16.655cm" svg:y1="5.761cm" svg:x2="16.655cm" svg:y2="6.086cm">
          <text:p/>
        </draw:line>
        <draw:line draw:style-name="gr2" draw:text-style-name="P1" draw:layer="layout" svg:x1="9.268cm" svg:y1="5.782cm" svg:x2="9.268cm" svg:y2="6.108cm">
          <text:p/>
        </draw:line>
        <draw:line draw:style-name="gr2" draw:text-style-name="P1" draw:layer="layout" svg:x1="16.629cm" svg:y1="6.074cm" svg:x2="24.039cm" svg:y2="6.074cm">
          <text:p/>
        </draw:line>
        <draw:line draw:style-name="gr2" draw:text-style-name="P1" draw:layer="layout" svg:x1="24.038cm" svg:y1="5.748cm" svg:x2="24.038cm" svg:y2="6.074cm">
          <text:p/>
        </draw:line>
        <draw:line draw:style-name="gr2" draw:text-style-name="P1" draw:layer="layout" svg:x1="16.651cm" svg:y1="5.77cm" svg:x2="16.651cm" svg:y2="6.095cm">
          <text:p/>
        </draw:line>
        <draw:line draw:style-name="gr2" draw:text-style-name="P1" draw:layer="layout" svg:x1="24.012cm" svg:y1="6.074cm" svg:x2="31.422cm" svg:y2="6.074cm">
          <text:p/>
        </draw:line>
        <draw:line draw:style-name="gr2" draw:text-style-name="P1" draw:layer="layout" svg:x1="31.421cm" svg:y1="5.748cm" svg:x2="31.421cm" svg:y2="6.074cm">
          <text:p/>
        </draw:line>
        <draw:line draw:style-name="gr2" draw:text-style-name="P1" draw:layer="layout" svg:x1="24.034cm" svg:y1="5.77cm" svg:x2="24.034cm" svg:y2="6.095cm">
          <text:p/>
        </draw:line>
        <draw:line draw:style-name="gr16" draw:text-style-name="P1" draw:layer="layout" svg:x1="2.167cm" svg:y1="6.148cm" svg:x2="1.904cm" svg:y2="6.938cm">
          <text:p/>
        </draw:line>
        <draw:line draw:style-name="gr16" draw:text-style-name="P1" draw:layer="layout" svg:x1="2.044cm" svg:y1="6.144cm" svg:x2="1.781cm" svg:y2="6.934cm">
          <text:p/>
        </draw:line>
        <draw:polygon draw:style-name="gr3" draw:text-style-name="P2" draw:layer="layout" svg:width="13.365cm" svg:height="0.356cm" svg:x="2.058cm" svg:y="6.375cm" svg:viewBox="0 0 13366 357" draw:points="0,357 13366,357 13366,0 0,0">
          <text:p/>
        </draw:polygon>
        <draw:polygon draw:style-name="gr22" draw:text-style-name="P10" draw:layer="layout" svg:width="0.296cm" svg:height="0.38cm" svg:x="19.812cm" svg:y="8.134cm" svg:viewBox="0 0 297 381" draw:points="0,0 149,381 297,0">
          <text:p/>
        </draw:polygon>
        <draw:frame draw:style-name="gr23" draw:text-style-name="P8" draw:layer="layout" svg:width="9.883cm" svg:height="0.573cm" svg:x="22.602cm" svg:y="27.236cm">
          <draw:text-box>
            <text:p text:style-name="P5"><text:span text:style-name="T3">&gt; <text:s/>&gt; <text:s/>&gt; <text:s/>&gt; <text:s/>&gt; <text:s/>&gt; &gt; <text:s/>&gt; <text:s/>&gt; <text:s/>&gt; <text:s/>&gt; <text:s/>&gt; <text:s/>&gt; <text:s/>&gt; </text:span></text:p>
          </draw:text-box>
        </draw:frame>
        <draw:frame draw:style-name="gr6" draw:text-style-name="P6" draw:layer="layout" svg:width="0.946cm" svg:height="0.488cm" svg:x="14.533cm" svg:y="8.145cm">
          <draw:text-box>
            <text:p text:style-name="P5"><text:span text:style-name="T1">73%</text:span></text:p>
          </draw:text-box>
        </draw:frame>
        <draw:frame draw:style-name="gr24" draw:text-style-name="P8" draw:layer="layout" svg:width="6.132cm" svg:height="0.573cm" svg:x="6.157cm" svg:y="6.853cm">
          <draw:text-box>
            <text:p text:style-name="P5"><text:span text:style-name="T4">TcCLB.503829.50</text:span></text:p>
          </draw:text-box>
        </draw:frame>
        <draw:line draw:style-name="gr1" draw:text-style-name="P1" draw:layer="layout" svg:x1="14.358cm" svg:y1="6.142cm" svg:x2="14.314cm" svg:y2="12.442cm">
          <text:p/>
        </draw:line>
        <draw:polygon draw:style-name="gr22" draw:text-style-name="P10" draw:layer="layout" svg:width="0.296cm" svg:height="0.533cm" svg:x="19.781cm" svg:y="9.924cm" svg:viewBox="0 0 297 534" draw:points="0,0 149,534 297,0">
          <text:p/>
        </draw:polygon>
        <draw:polygon draw:style-name="gr22" draw:text-style-name="P10" draw:layer="layout" svg:width="0.296cm" svg:height="0.507cm" svg:x="19.769cm" svg:y="11.944cm" svg:viewBox="0 0 297 508" draw:points="0,0 149,508 297,0">
          <text:p/>
        </draw:polygon>
        <draw:polygon draw:style-name="gr4" draw:text-style-name="P3" draw:layer="layout" svg:width="0.296cm" svg:height="0.857cm" svg:x="14.17cm" svg:y="7.626cm" svg:viewBox="0 0 297 858" draw:points="0,0 148,858 297,0">
          <text:p/>
        </draw:polygon>
        <draw:polygon draw:style-name="gr4" draw:text-style-name="P3" draw:layer="layout" svg:width="0.296cm" svg:height="0.661cm" svg:x="14.187cm" svg:y="11.823cm" svg:viewBox="0 0 297 662" draw:points="0,0 148,662 297,0">
          <text:p/>
        </draw:polygon>
        <draw:polygon draw:style-name="gr4" draw:text-style-name="P3" draw:layer="layout" svg:width="0.296cm" svg:height="0.76cm" svg:x="14.17cm" svg:y="9.658cm" svg:viewBox="0 0 297 761" draw:points="0,0 148,761 297,0">
          <text:p/>
        </draw:polygon>
        <draw:frame draw:style-name="gr25" draw:text-style-name="P8" draw:layer="layout" svg:width="1.128cm" svg:height="0.573cm" svg:x="6.157cm" svg:y="7.446cm">
          <draw:text-box>
            <text:p text:style-name="P5"><text:span text:style-name="T4">LYT1</text:span></text:p>
          </draw:text-box>
        </draw:frame>
        <draw:frame draw:style-name="gr6" draw:text-style-name="P6" draw:layer="layout" svg:width="0.946cm" svg:height="0.488cm" svg:x="14.573cm" svg:y="9.982cm">
          <draw:text-box>
            <text:p text:style-name="P5"><text:span text:style-name="T1">65%</text:span></text:p>
          </draw:text-box>
        </draw:frame>
        <draw:frame draw:style-name="gr6" draw:text-style-name="P6" draw:layer="layout" svg:width="0.946cm" svg:height="0.488cm" svg:x="14.573cm" svg:y="12.08cm">
          <draw:text-box>
            <text:p text:style-name="P5"><text:span text:style-name="T1">69%</text:span></text:p>
          </draw:text-box>
        </draw:frame>
        <draw:frame draw:style-name="gr6" draw:text-style-name="P6" draw:layer="layout" svg:width="0.946cm" svg:height="0.488cm" svg:x="20.27cm" svg:y="8.145cm">
          <draw:text-box>
            <text:p text:style-name="P5"><text:span text:style-name="T1">27%</text:span></text:p>
          </draw:text-box>
        </draw:frame>
        <draw:frame draw:style-name="gr6" draw:text-style-name="P6" draw:layer="layout" svg:width="0.946cm" svg:height="0.488cm" svg:x="20.237cm" svg:y="9.97cm">
          <draw:text-box>
            <text:p text:style-name="P5"><text:span text:style-name="T1">35%</text:span></text:p>
          </draw:text-box>
        </draw:frame>
        <draw:line draw:style-name="gr12" draw:text-style-name="P1" draw:layer="layout" svg:x1="3.629cm" svg:y1="8.574cm" svg:x2="31.424cm" svg:y2="8.593cm">
          <text:p/>
        </draw:line>
        <draw:line draw:style-name="gr12" draw:text-style-name="P1" draw:layer="layout" svg:x1="3.333cm" svg:y1="10.471cm" svg:x2="31.241cm" svg:y2="10.557cm">
          <text:p/>
        </draw:line>
        <draw:line draw:style-name="gr12" draw:text-style-name="P1" draw:layer="layout" svg:x1="3.486cm" svg:y1="12.498cm" svg:x2="31.24cm" svg:y2="12.498cm">
          <text:p/>
        </draw:line>
        <draw:frame draw:style-name="gr6" draw:text-style-name="P6" draw:layer="layout" svg:width="0.946cm" svg:height="0.488cm" svg:x="20.231cm" svg:y="12.027cm">
          <draw:text-box>
            <text:p text:style-name="P5"><text:span text:style-name="T1">31%</text:span></text:p>
          </draw:text-box>
        </draw:frame>
        <draw:frame draw:style-name="gr13" draw:text-style-name="P7" draw:layer="layout" svg:width="2.212cm" svg:height="0.822cm" svg:x="1.866cm" svg:y="8.106cm">
          <draw:text-box>
            <text:p text:style-name="P5"><text:span text:style-name="T2">Trypo</text:span></text:p>
          </draw:text-box>
        </draw:frame>
        <draw:frame draw:style-name="gr14" draw:text-style-name="P7" draw:layer="layout" svg:width="1.234cm" svg:height="0.822cm" svg:x="1.963cm" svg:y="10.017cm">
          <draw:text-box>
            <text:p text:style-name="P5"><text:span text:style-name="T2">Epi</text:span></text:p>
          </draw:text-box>
        </draw:frame>
        <draw:frame draw:style-name="gr15" draw:text-style-name="P7" draw:layer="layout" svg:width="1.763cm" svg:height="0.822cm" svg:x="1.972cm" svg:y="12.007cm">
          <draw:text-box>
            <text:p text:style-name="P5"><text:span text:style-name="T2">Ama</text:span></text:p>
          </draw:text-box>
        </draw:frame>
        <draw:frame draw:style-name="gr11" draw:text-style-name="P6" draw:layer="layout" svg:width="1.899cm" svg:height="0.488cm" svg:x="8.988cm" svg:y="5.172cm">
          <draw:text-box>
            <text:p text:style-name="P5"><text:span text:style-name="T1">359,200 </text:span></text:p>
          </draw:text-box>
        </draw:frame>
        <draw:frame draw:style-name="gr11" draw:text-style-name="P6" draw:layer="layout" svg:width="1.899cm" svg:height="0.488cm" svg:x="16.073cm" svg:y="5.089cm">
          <draw:text-box>
            <text:p text:style-name="P5"><text:span text:style-name="T1">369,300 </text:span></text:p>
          </draw:text-box>
        </draw:frame>
        <draw:frame draw:style-name="gr11" draw:text-style-name="P6" draw:layer="layout" svg:width="1.899cm" svg:height="0.488cm" svg:x="23.345cm" svg:y="5.172cm">
          <draw:text-box>
            <text:p text:style-name="P5"><text:span text:style-name="T1">369,400 </text:span></text:p>
          </draw:text-box>
        </draw:frame>
        <draw:frame draw:style-name="gr11" draw:text-style-name="P6" draw:layer="layout" svg:width="1.899cm" svg:height="0.488cm" svg:x="1.499cm" svg:y="5.172cm">
          <draw:text-box>
            <text:p text:style-name="P5"><text:span text:style-name="T1">359,100 </text:span></text:p>
          </draw:text-box>
        </draw:frame>
        <draw:frame draw:style-name="gr26" draw:text-style-name="P11" draw:layer="layout" svg:width="1.543cm" svg:height="0.429cm" svg:x="30.759cm" svg:y="5.197cm">
          <draw:text-box>
            <text:p text:style-name="P5"><text:span text:style-name="T5">369,500</text:span></text:p>
          </draw:text-box>
        </draw:frame>
        <draw:frame draw:style-name="gr27" draw:text-style-name="P12" draw:layer="layout" svg:width="16.512cm" svg:height="0.738cm" svg:x="3.245cm" svg:y="6.173cm">
          <draw:text-box>
            <text:p text:style-name="P5"><text:span text:style-name="T6">&lt; <text:s/>&lt; <text:s/>&lt; <text:s/>&lt; <text:s/>&lt; <text:s/>&lt; <text:s/>&lt; <text:s/>&lt; <text:s/>&lt; <text:s/>&lt; <text:s/>&lt; <text:s/>&lt; <text:s/>&lt; <text:s/></text:span></text:p>
          </draw:text-box>
        </draw:frame>
        <draw:frame draw:style-name="gr28" draw:text-style-name="P13" draw:layer="layout" svg:width="0.846cm" svg:height="0.945cm" svg:x="0.564cm" svg:y="4.278cm">
          <draw:text-box>
            <text:p text:style-name="P5"><text:span text:style-name="T7">A</text:span></text:p>
          </draw:text-box>
        </draw:frame>
        <draw:frame draw:style-name="gr28" draw:text-style-name="P13" draw:layer="layout" svg:width="0.846cm" svg:height="0.945cm" svg:x="0.776cm" svg:y="15.003cm">
          <draw:text-box>
            <text:p text:style-name="P5"><text:span text:style-name="T7">B</text:span></text:p>
          </draw:text-box>
        </draw:frame>
        <draw:frame draw:style-name="gr28" draw:text-style-name="P13" draw:layer="layout" svg:width="0.846cm" svg:height="0.945cm" svg:x="0.776cm" svg:y="25.445cm">
          <draw:text-box>
            <text:p text:style-name="P5"><text:span text:style-name="T7">C</text:span></text:p>
          </draw:text-box>
        </draw:frame>
        <draw:polygon draw:style-name="gr5" draw:text-style-name="P4" draw:layer="layout" svg:width="0.297cm" svg:height="0.075cm" svg:x="17.373cm" svg:y="23.031cm" svg:viewBox="0 0 298 76" draw:points="0,0 148,76 298,0">
          <text:p/>
        </draw:polygon>
        <draw:frame draw:style-name="gr29" draw:text-style-name="P9" draw:layer="layout" svg:width="1.759cm" svg:height="0.488cm" svg:x="17.896cm" svg:y="22.695cm">
          <draw:text-box>
            <text:p text:style-name="P5"><text:span text:style-name="T1">2% <text:s text:c="7"/></text:span></text:p>
          </draw:text-box>
        </draw:frame>
        <draw:polygon draw:style-name="gr5" draw:text-style-name="P4" draw:layer="layout" svg:width="0.296cm" svg:height="0.089cm" svg:x="16.009cm" svg:y="23.031cm" svg:viewBox="0 0 297 90" draw:points="0,0 149,90 297,0">
          <text:p/>
        </draw:polygon>
        <draw:frame draw:style-name="gr7" draw:text-style-name="P9" draw:layer="layout" svg:width="1.082cm" svg:height="0.488cm" svg:x="16.405cm" svg:y="22.695cm">
          <draw:text-box>
            <text:p text:style-name="P5"><text:span text:style-name="T1">2% </text:span></text:p>
          </draw:text-box>
        </draw:frame>
        <draw:line draw:style-name="gr1" draw:text-style-name="P1" draw:layer="layout" svg:x1="15.083cm" svg:y1="16.63cm" svg:x2="15.066cm" svg:y2="23.1cm">
          <text:p/>
        </draw:line>
        <draw:polygon draw:style-name="gr30" draw:text-style-name="P14" draw:layer="layout" svg:width="0.296cm" svg:height="0.584cm" svg:x="14.928cm" svg:y="18.611cm" svg:viewBox="0 0 297 585" draw:points="0,0 149,585 297,0">
          <text:p/>
        </draw:polygon>
        <draw:frame draw:style-name="gr6" draw:text-style-name="P6" draw:layer="layout" svg:width="0.946cm" svg:height="0.488cm" svg:x="14.02cm" svg:y="18.863cm">
          <draw:text-box>
            <text:p text:style-name="P5"><text:span text:style-name="T1">43%</text:span></text:p>
          </draw:text-box>
        </draw:frame>
        <draw:polygon draw:style-name="gr5" draw:text-style-name="P4" draw:layer="layout" svg:width="0.235cm" svg:height="0.418cm" svg:x="14.973cm" svg:y="22.688cm" svg:viewBox="0 0 236 419" draw:points="0,0 118,419 236,0">
          <text:p/>
        </draw:polygon>
        <draw:frame draw:style-name="gr6" draw:text-style-name="P6" draw:layer="layout" svg:width="0.946cm" svg:height="0.488cm" svg:x="13.906cm" svg:y="22.726cm">
          <draw:text-box>
            <text:p text:style-name="P5"><text:span text:style-name="T1">37%</text:span></text:p>
          </draw:text-box>
        </draw:frame>
        <draw:polygon draw:style-name="gr4" draw:text-style-name="P3" draw:layer="layout" svg:width="0.297cm" svg:height="0.914cm" svg:x="16.466cm" svg:y="28.822cm" svg:viewBox="0 0 298 915" draw:points="0,0 149,915 298,0">
          <text:p/>
        </draw:polygon>
        <draw:frame draw:style-name="gr6" draw:text-style-name="P6" draw:layer="layout" svg:width="0.946cm" svg:height="0.488cm" svg:x="15.589cm" svg:y="29.317cm">
          <draw:text-box>
            <text:p text:style-name="P5"><text:span text:style-name="T1">50%</text:span></text:p>
          </draw:text-box>
        </draw:frame>
        <draw:polygon draw:style-name="gr4" draw:text-style-name="P3" draw:layer="layout" svg:width="0.297cm" svg:height="0.695cm" svg:x="16.478cm" svg:y="30.872cm" svg:viewBox="0 0 298 696" draw:points="0,0 149,696 298,0">
          <text:p/>
        </draw:polygon>
        <draw:polygon draw:style-name="gr5" draw:text-style-name="P4" draw:layer="layout" svg:width="0.297cm" svg:height="0.494cm" svg:x="16.497cm" svg:y="33.127cm" svg:viewBox="0 0 298 495" draw:points="0,0 150,495 298,0">
          <text:p/>
        </draw:polygon>
        <draw:frame draw:style-name="gr6" draw:text-style-name="P6" draw:layer="layout" svg:width="0.946cm" svg:height="0.488cm" svg:x="15.582cm" svg:y="33.127cm">
          <draw:text-box>
            <text:p text:style-name="P5"><text:span text:style-name="T1">27%</text:span></text:p>
          </draw:text-box>
        </draw:frame>
        <draw:polygon draw:style-name="gr5" draw:text-style-name="P4" draw:layer="layout" svg:width="0.296cm" svg:height="0.127cm" svg:x="16.649cm" svg:y="33.494cm" svg:viewBox="0 0 297 128" draw:points="0,0 149,128 297,0">
          <text:p/>
        </draw:polygon>
        <draw:frame draw:style-name="gr6" draw:text-style-name="P6" draw:layer="layout" svg:width="0.946cm" svg:height="0.488cm" svg:x="17.03cm" svg:y="33.165cm">
          <draw:text-box>
            <text:p text:style-name="P5"><text:span text:style-name="T1">9%</text:span></text:p>
          </draw:text-box>
        </draw:frame>
        <draw:polygon draw:style-name="gr5" draw:text-style-name="P4" draw:layer="layout" svg:width="0.296cm" svg:height="0.225cm" svg:x="17.145cm" svg:y="29.548cm" svg:viewBox="0 0 297 226" draw:points="0,0 149,226 297,0">
          <text:p/>
        </draw:polygon>
        <draw:frame draw:style-name="gr6" draw:text-style-name="P6" draw:layer="layout" svg:width="0.946cm" svg:height="0.488cm" svg:x="17.526cm" svg:y="29.355cm">
          <draw:text-box>
            <text:p text:style-name="P5"><text:span text:style-name="T1">12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stroke-dash20" draw:style="rect" draw:dots1="1" draw:dots1-length="0.067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8cm" fo:margin-bottom="1cm" fo:margin-left="0cm" fo:margin-right="0cm" fo:page-width="33.866cm" fo:page-height="42.1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03-20T08:19:26.042479368</dc:date>
    <meta:editing-duration>PT44M50S</meta:editing-duration>
    <meta:editing-cycles>13</meta:editing-cycles>
    <meta:document-statistic meta:object-count="176"/>
  </office:meta>
</office:document-meta>
</file>